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954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9.737cm" fo:break-before="auto" style:use-optimal-row-height="true"/>
    </style:style>
    <style:style style:name="ro4" style:family="table-row">
      <style:table-row-properties style:row-height="9.195cm" fo:break-before="auto" style:use-optimal-row-height="true"/>
    </style:style>
    <style:style style:name="ro5" style:family="table-row">
      <style:table-row-properties style:row-height="7.031cm" fo:break-before="auto" style:use-optimal-row-height="true"/>
    </style:style>
    <style:style style:name="ro6" style:family="table-row">
      <style:table-row-properties style:row-height="8.654cm" fo:break-before="auto" style:use-optimal-row-height="true"/>
    </style:style>
    <style:style style:name="ro7" style:family="table-row">
      <style:table-row-properties style:row-height="7.572cm" fo:break-before="auto" style:use-optimal-row-height="true"/>
    </style:style>
    <style:style style:name="ro8" style:family="table-row">
      <style:table-row-properties style:row-height="4.868cm" fo:break-before="auto" style:use-optimal-row-height="true"/>
    </style:style>
    <style:style style:name="ro9" style:family="table-row">
      <style:table-row-properties style:row-height="6.491cm" fo:break-before="auto" style:use-optimal-row-height="true"/>
    </style:style>
    <style:style style:name="ro10" style:family="table-row">
      <style:table-row-properties style:row-height="5.95cm" fo:break-before="auto" style:use-optimal-row-height="true"/>
    </style:style>
    <style:style style:name="ro11" style:family="table-row">
      <style:table-row-properties style:row-height="3.173cm" fo:break-before="auto" style:use-optimal-row-height="true"/>
    </style:style>
    <style:style style:name="ro12" style:family="table-row">
      <style:table-row-properties style:row-height="2.776cm" fo:break-before="auto" style:use-optimal-row-height="true"/>
    </style:style>
    <style:style style:name="ro13" style:family="table-row">
      <style:table-row-properties style:row-height="6.346cm" fo:break-before="auto" style:use-optimal-row-height="true"/>
    </style:style>
    <style:style style:name="ro14" style:family="table-row">
      <style:table-row-properties style:row-height="4.362cm" fo:break-before="auto" style:use-optimal-row-height="true"/>
    </style:style>
    <style:style style:name="ro15" style:family="table-row">
      <style:table-row-properties style:row-height="3.967cm" fo:break-before="auto" style:use-optimal-row-height="true"/>
    </style:style>
    <style:style style:name="ro16" style:family="table-row">
      <style:table-row-properties style:row-height="3.57cm" fo:break-before="auto" style:use-optimal-row-height="true"/>
    </style:style>
    <style:style style:name="ro17" style:family="table-row">
      <style:table-row-properties style:row-height="2.379cm" fo:break-before="auto" style:use-optimal-row-height="true"/>
    </style:style>
    <style:style style:name="ro18" style:family="table-row">
      <style:table-row-properties style:row-height="3.785cm" fo:break-before="auto" style:use-optimal-row-height="true"/>
    </style:style>
    <style:style style:name="ro19" style:family="table-row">
      <style:table-row-properties style:row-height="5.408cm" fo:break-before="auto" style:use-optimal-row-height="true"/>
    </style:style>
    <style:style style:name="ro20" style:family="table-row">
      <style:table-row-properties style:row-height="3.246cm" fo:break-before="auto" style:use-optimal-row-height="true"/>
    </style:style>
    <style:style style:name="ro21" style:family="table-row">
      <style:table-row-properties style:row-height="4.3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main.py: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main.py: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BeanShell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BeanShell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BeanShell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lojure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lojure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lojure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Groovy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Groovy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Groovy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2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2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RMPClient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RMPClient.py: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RMPClient.py: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SON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SON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SON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7u2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7u2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7u2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8u20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8u20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8u20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2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2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yfaces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yfaces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yfaces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ROME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ROME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ROME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2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2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3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3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3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URLDNS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URLDNS.py: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URLDNS.py: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Vaadin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Vaadin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2"/>
          <table:table-cell office:value-type="string" calcext:value-type="string">
            <text:p>97 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Vaadin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moule/main.py:4, 88</text:p>
          </table:table-cell>
          <table:table-cell table:style-name="ce2" office:value-type="string" calcext:value-type="string">
            <text:p>requests.packages.urllib3.disable_warnings()&lt;br&gt;verify=False</text:p>
          </table:table-cell>
          <table:table-cell table:style-name="ce3" office:value-type="string" calcext:value-type="string">
            <text:p>Отключение валидации SSL-сертификатов. Инструмент полностью игнорирует проверку сертификатов HTTPS. Это позволяет атакующему (или системе защиты цели) перехватить трафик (MITM) и подменить ответы, что может ввести оператора в заблуждение.</text:p>
          </table:table-cell>
          <table:table-cell table:style-name="ce3" office:value-type="string" calcext:value-type="string">
            <text:p>CWE-295: Improper Certificate Validation</text:p>
          </table:table-cell>
          <table:table-cell table:style-name="ce2" office:value-type="string" calcext:value-type="string">
            <text:p>Добавить аргумент командной строки для явного отключения проверки (например, --no-verify). По умолчанию проверка должна быть включена.</text:p>
          </table:table-cell>
          <table:table-cell office:value-type="string" calcext:value-type="string">
            <text:p>ОН</text:p>
          </table:table-cell>
        </table:table-row>
        <table:table-row table:style-name="ro4">
          <table:table-cell/>
          <table:table-cell table:style-name="ce2" office:value-type="string" calcext:value-type="string">
            <text:p>Все плагины (BeanShell1.py:29, 39 и др.)</text:p>
          </table:table-cell>
          <table:table-cell table:style-name="ce2" office:value-type="string" calcext:value-type="string">
            <text:p>iv = uuid.uuid4().bytes</text:p>
          </table:table-cell>
          <table:table-cell table:style-name="ce3" office:value-type="string" calcext:value-type="string">
            <text:p>Использование слабого генератора для IV. UUID v4 не является криптографически стойким источником случайности (имеет фиксированные биты версии и варианта, снижая энтропию со 128 до 122 бит). Это может облегчить криптоанализ трафика.</text:p>
          </table:table-cell>
          <table:table-cell table:style-name="ce3" office:value-type="string" calcext:value-type="string">
            <text:p>CWE-338: Use of Cryptographically Weak PRNG</text:p>
          </table:table-cell>
          <table:table-cell table:style-name="ce2" office:value-type="string" calcext:value-type="string">
            <text:p>Использовать os.urandom(16) или secrets.token_bytes(16) для генерации вектора инициализации (IV)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table:style-name="ce2" office:value-type="string" calcext:value-type="string">
            <text:p>Все плагины (BeanShell1.py:49 и др.)</text:p>
          </table:table-cell>
          <table:table-cell table:style-name="ce2" office:value-type="string" calcext:value-type="string">
            <text:p>popen = subprocess.Popen(['java', ...])&lt;br&gt;popen.stdout.read()</text:p>
          </table:table-cell>
          <table:table-cell table:style-name="ce3" office:value-type="string" calcext:value-type="string">
            <text:p>Утечка файловых дескрипторов. Процесс создается через Popen, но не завершается явно и не использует менеджер контекста. Это может привести к исчерпанию ресурсов системы при массовом сканировании.</text:p>
          </table:table-cell>
          <table:table-cell table:style-name="ce3" office:value-type="string" calcext:value-type="string">
            <text:p>CWE-772: Missing Release of Resource after Effective Lifetime</text:p>
          </table:table-cell>
          <table:table-cell table:style-name="ce2" office:value-type="string" calcext:value-type="string">
            <text:p>Использовать конструкцию with: with subprocess.Popen(...) as process:. Это гарантирует корректное закрытие потоков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table:style-name="ce2" office:value-type="string" calcext:value-type="string">
            <text:p>Все плагины (BeanShell1.py:49 и др.)</text:p>
          </table:table-cell>
          <table:table-cell table:style-name="ce2" office:value-type="string" calcext:value-type="string">
            <text:p>subprocess.Popen(['java', '-jar', fp, ...</text:p>
          </table:table-cell>
          <table:table-cell table:style-name="ce3" office:value-type="string" calcext:value-type="string">
            <text:p>Зависимость от внешней среды (Java). Код предполагает, что java находится в PATH. Если атакующий сможет контролировать переменную PATH или подменить бинарник java, это приведет к выполнению произвольного кода на машине оператора.</text:p>
          </table:table-cell>
          <table:table-cell table:style-name="ce3" office:value-type="string" calcext:value-type="string">
            <text:p>CWE-426: Untrusted Search Path</text:p>
          </table:table-cell>
          <table:table-cell table:style-name="ce2" office:value-type="string" calcext:value-type="string">
            <text:p>Использовать абсолютный путь к исполняемому файлу Java (например, через конфиг) или проверять его наличие перед запуском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2" office:value-type="string" calcext:value-type="string">
            <text:p>moule/main.py:120</text:p>
          </table:table-cell>
          <table:table-cell table:style-name="ce2" office:value-type="string" calcext:value-type="string">
            <text:p>dnslog = "http://dnslog.cn/getdomain.php"</text:p>
          </table:table-cell>
          <table:table-cell table:style-name="ce3" office:value-type="string" calcext:value-type="string">
            <text:p>Утечка данных третьей стороне (OpSec). Использование хардкодного внешнего сервиса (dnslog.cn) отправляет данные о тестируемых целях третьей стороне. Это раскрывает активность пентестера и IP-адреса целей.</text:p>
          </table:table-cell>
          <table:table-cell table:style-name="ce3" office:value-type="string" calcext:value-type="string">
            <text:p>CWE-201: Information Exposure Through Sent Data</text:p>
          </table:table-cell>
          <table:table-cell table:style-name="ce2" office:value-type="string" calcext:value-type="string">
            <text:p>Позволить пользователю указывать свой собственный URL для callback (например, Burp Collaborator или свой сервер) через аргументы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table:style-name="ce2" office:value-type="string" calcext:value-type="string">
            <text:p>moule/main.py:130-137</text:p>
          </table:table-cell>
          <table:table-cell table:style-name="ce2" office:value-type="string" calcext:value-type="string">
            <text:p>`payload = "bash -c {echo,"+str(base3)+'}</text:p>
          </table:table-cell>
          <table:table-cell table:style-name="ce2" office:value-type="string" calcext:value-type="string">
            <text:p>{base64,-d}</text:p>
          </table:table-cell>
          <table:table-cell table:style-name="ce2" office:value-type="string" calcext:value-type="string">
            <text:p>{bash,-i}'`</text:p>
          </table:table-cell>
          <table:table-cell table:style-name="ce3" office:value-type="string" calcext:value-type="string">
            <text:p>Небезопасное формирование команд (Shell Injection). Хотя это эксплойт, формирование строки команды через конкатенацию без экранирования опасно. Если переменная command содержит спецсимволы, payload сломается.</text:p>
          </table:table-cell>
          <table:table-cell office:value-type="string" calcext:value-type="string">
            <text:p>ЛС</text:p>
          </table:table-cell>
        </table:table-row>
        <table:table-row table:style-name="ro5">
          <table:table-cell/>
          <table:table-cell table:style-name="ce2" office:value-type="string" calcext:value-type="string">
            <text:p>moule/plugins/*.py (все файлы)</text:p>
          </table:table-cell>
          <table:table-cell table:style-name="ce2" office:value-type="string" calcext:value-type="string">
            <text:p>JAR_FILE = 'moule/ysoserial.jar'&lt;br&gt;if not os.path.exists(fp):</text:p>
          </table:table-cell>
          <table:table-cell table:style-name="ce3" office:value-type="string" calcext:value-type="string">
            <text:p>Использование относительных путей. Код ищет ysoserial.jar относительно текущей рабочей директории (CWD), а не расположения скрипта. Если запустить скрипт из другой папки, он упадет.</text:p>
          </table:table-cell>
          <table:table-cell table:style-name="ce3" office:value-type="string" calcext:value-type="string">
            <text:p>CWE-404: Improper Resource Shutdown or Release (Bad Practice)</text:p>
          </table:table-cell>
          <table:table-cell table:style-name="ce2" office:value-type="string" calcext:value-type="string">
            <text:p>Использовать абсолютные пути на основе __file__: os.path.join(os.path.dirname(os.path.dirname(__file__)), 'ysoserial.jar')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table:style-name="ce2" office:value-type="string" calcext:value-type="string">
            <text:p>moule/main.py:102</text:p>
          </table:table-cell>
          <table:table-cell table:style-name="ce2" office:value-type="string" calcext:value-type="string">
            <text:p>with open('moule/key.log','r') as k:</text:p>
          </table:table-cell>
          <table:table-cell table:style-name="ce3" office:value-type="string" calcext:value-type="string">
            <text:p>Отсутствие обработки ошибок ввода-вывода. Если файл key.log отсутствует или недоступен для чтения, программа аварийно завершится (crash) без понятного сообщения.</text:p>
          </table:table-cell>
          <table:table-cell table:style-name="ce3" office:value-type="string" calcext:value-type="string">
            <text:p>CWE-754: Improper Check for Unusual or Exceptional Conditions</text:p>
          </table:table-cell>
          <table:table-cell table:style-name="ce2" office:value-type="string" calcext:value-type="string">
            <text:p>Обернуть открытие файла в блок try-except FileNotFoundError и корректно сообщить пользователю об отсутствии словаря ключей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table:style-name="ce2" office:value-type="string" calcext:value-type="string">
            <text:p>moule/main.py:10</text:p>
          </table:table-cell>
          <table:table-cell table:style-name="ce2" office:value-type="string" calcext:value-type="string">
            <text:p>if "gov.cn" in url or "edu.cn" in url:</text:p>
          </table:table-cell>
          <table:table-cell table:style-name="ce3" office:value-type="string" calcext:value-type="string">
            <text:p>Неполная фильтрация целей. Простая проверка подстроки может давать ложные срабатывания (например, mysite.gov.cn.com) или пропускать цели (IP-адреса правительственных серверов).</text:p>
          </table:table-cell>
          <table:table-cell table:style-name="ce3" office:value-type="string" calcext:value-type="string">
            <text:p>Logic Flaw / Heuristic AI</text:p>
          </table:table-cell>
          <table:table-cell table:style-name="ce2" office:value-type="string" calcext:value-type="string">
            <text:p>Использовать парсинг домена через urllib.parse и проверять TLD, либо убрать это ограничение, возложив ответственность на оператора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table:style-name="ce2" office:value-type="string" calcext:value-type="string">
            <text:p>moule/main.py:4</text:p>
          </table:table-cell>
          <table:table-cell table:style-name="ce2" office:value-type="string" calcext:value-type="string">
            <text:p>import requests,re</text:p>
          </table:table-cell>
          <table:table-cell table:style-name="ce3" office:value-type="string" calcext:value-type="string">
            <text:p>Импорт неиспользуемых библиотек. Во многих плагинах импортируется threadpool, но не используется. В main.py импортируется re, но используется странно.</text:p>
          </table:table-cell>
          <table:table-cell table:style-name="ce3" office:value-type="string" calcext:value-type="string">
            <text:p>Bad Practice</text:p>
          </table:table-cell>
          <table:table-cell table:style-name="ce2" office:value-type="string" calcext:value-type="string">
            <text:p>Очистить код от неиспользуемых импортов (например, threadpool) для уменьшения размера и зависимостей.</text:p>
          </table:table-cell>
          <table:table-cell office:value-type="string" calcext:value-type="string">
            <text:p>ЛС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main.py: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main.py: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BeanShell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BeanShell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BeanShell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lojure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lojure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lojure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Groovy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Groovy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Groovy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2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2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RMPClient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RMPClient.py: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RMPClient.py: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SON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SON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SON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7u2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7u2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7u2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8u20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8u20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8u20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2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2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yfaces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yfaces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yfaces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ROME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ROME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ROME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2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2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3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3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3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URLDNS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URLDNS.py: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URLDNS.py: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Vaadin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Vaadin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2"/>
          <table:table-cell office:value-type="string" calcext:value-type="string">
            <text:p>32 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Location: temp_projects/sv3nbeast_ShiroScan/moule/plugins/Vaadin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  <table:table-cell/>
        </table:table-row>
        <table:table-row table:style-name="ro11">
          <table:table-cell/>
          <table:table-cell table:style-name="ce4" office:value-type="string" calcext:value-type="string">
            <text:p>shiro_rce.py (main CLI) </text:p>
            <text:p>ShiroScan</text:p>
          </table:table-cell>
          <table:table-cell table:style-name="ce4" office:value-type="string" calcext:value-type="string">
            <text:p>command = sys.argv[2] ... scripts(url, command)</text:p>
          </table:table-cell>
          <table:table-cell table:style-name="ce4" office:value-type="string" calcext:value-type="string">
            <text:p>Приём и дальнейшее использование команды прямо из CLI без валидации. В сочетании с вызовами внешних процессов (см. плагины) — риск запуска произвольных команд/параметров.</text:p>
          </table:table-cell>
          <table:table-cell table:style-name="ce5" office:value-type="string" calcext:value-type="string">
            <text:p>CWE-78 (OS Command Injection) / Input validation missing (Эвристика AI)</text:p>
          </table:table-cell>
          <table:table-cell table:style-name="ce4" office:value-type="string" calcext:value-type="string">
            <text:p>Валидировать/ограничивать допустимые команды и аргументы. Если требуется исполнять внешние программы — использовать белый список команд/аргументов, минимальный набор прав и запуск в изолированной среде (namespace, контейнер). Документировать риск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table:style-name="ce4" office:value-type="string" calcext:value-type="string">
            <text:p>moule/main.py — findTargetKey() </text:p>
            <text:p>ShiroScan</text:p>
          </table:table-cell>
          <table:table-cell table:style-name="ce4" office:value-type="string" calcext:value-type="string">
            <text:p>with open('moule/key.log','r') as k: ... for i in ke: ... if 'rememberMe' not in str(res.headers): return key else: continue return False</text:p>
          </table:table-cell>
          <table:table-cell table:style-name="ce4" office:value-type="string" calcext:value-type="string">
            <text:p>Логическая ошибка: return False находится внутри цикла и недостижима; при отсутствии подходящего ключа функция вероятно вернёт None. Непоследовательный/непрогнозируемый поведение.</text:p>
          </table:table-cell>
          <table:table-cell table:style-name="ce5" office:value-type="string" calcext:value-type="string">
            <text:p>Эвристика AI / Logic Flaw</text:p>
          </table:table-cell>
          <table:table-cell table:style-name="ce4" office:value-type="string" calcext:value-type="string">
            <text:p>Исправить поток возврата: после завершения цикла вернуть False (вне цикла). Добавить обработку ошибок чтения файла и проверки формата строк (защититься от некорректных/пустых строк)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table:style-name="ce4" office:value-type="string" calcext:value-type="string">
            <text:p>moule/main.py — getDnslogCookie() </text:p>
            <text:p>ShiroScan</text:p>
          </table:table-cell>
          <table:table-cell table:style-name="ce4" office:value-type="string" calcext:value-type="string">
            <text:p>res = requests.get(dnslog,timeout=10) ... cookie = res.cookies phpsessid = cookie['PHPSESSID']</text:p>
          </table:table-cell>
          <table:table-cell table:style-name="ce4" office:value-type="string" calcext:value-type="string">
            <text:p>Необработанный доступ cookie['PHPSESSID'] — может вызвать KeyError, если кука отсутствует или DNS-сервис вернул другой ответ; также внешний запрос без строгой валидации.</text:p>
          </table:table-cell>
          <table:table-cell table:style-name="ce5" office:value-type="string" calcext:value-type="string">
            <text:p>Эвристика AI / Logic Flaw</text:p>
          </table:table-cell>
          <table:table-cell table:style-name="ce4" office:value-type="string" calcext:value-type="string">
            <text:p>Проверять наличие ключа в res.cookies перед доступом: phpsessid = res.cookies.get('PHPSESSID'); обрабатывать None. Добавить более надёжную обработку ошибок/таймаутов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table:style-name="ce4" office:value-type="string" calcext:value-type="string">
            <text:p>moule/plugins/* (много мест) — subprocess.Popen([... , command]) </text:p>
            <text:p>ShiroScan</text:p>
          </table:table-cell>
          <table:table-cell table:style-name="ce4" office:value-type="string" calcext:value-type="string">
            <text:p>popen = subprocess.Popen(['java', '-jar', fp, 'BeanShell1', command], stdout=subprocess.PIPE)</text:p>
          </table:table-cell>
          <table:table-cell table:style-name="ce4" office:value-type="string" calcext:value-type="string">
            <text:p>Вызов внешней утилиты (java) с параметром command, полученным извне. Даже при использовании аргументного списка (без shell=True) это исполняет внешний бинарь с контролируемыми аргументами — риск выполнения нежелательной работы/инъекции на стороне Java/OS; кроме того, Popen без управления временем жизни процесса — потенциальная блокировка/утечка ресурсов.</text:p>
          </table:table-cell>
          <table:table-cell table:style-name="ce5" office:value-type="string" calcext:value-type="string">
            <text:p>CWE-78 (OS Command Injection) + Эвристика AI (Resource leak / DoS)</text:p>
          </table:table-cell>
          <table:table-cell table:style-name="ce4" office:value-type="string" calcext:value-type="string">
            <text:p>Если возможно — не вызывать внешние программы с пользовательским вводом. Если необходимо — использовать строгий белый список допустимых команд/аргументов; применять subprocess.run([...], timeout=..., check=True) для контроля времени выполнения; закрывать/обрабатывать stdout/stderr, вызывать .communicate()/.wait(); запускать в ограниченной среде (контейнер/ограниченные права)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table:style-name="ce4" office:value-type="string" calcext:value-type="string">
            <text:p>moule/plugins/* (много мест) — чтение popen.stdout.read() и последующая pad(...) </text:p>
            <text:p>ShiroScan</text:p>
          </table:table-cell>
          <table:table-cell table:style-name="ce4" office:value-type="string" calcext:value-type="string">
            <text:p>file_body = pad(popen.stdout.read())</text:p>
          </table:table-cell>
          <table:table-cell table:style-name="ce4" office:value-type="string" calcext:value-type="string">
            <text:p>Чтение stdout без ограничения размера может блокировать поток или привести к переполнению памяти, если внешний процесс пишет много данных — риск DoS / OOM.</text:p>
          </table:table-cell>
          <table:table-cell table:style-name="ce5" office:value-type="string" calcext:value-type="string">
            <text:p>Эвристика AI (DoS — resource exhaustion)</text:p>
          </table:table-cell>
          <table:table-cell table:style-name="ce4" office:value-type="string" calcext:value-type="string">
            <text:p>Использовать ограничение чтения: .communicate(timeout=...) с лимитом на количество прочитанных байт или перенаправлять вывод в файл/трубу с контролем размера. Обрабатывать subprocess.TimeoutExpired.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table:style-name="ce4" office:value-type="string" calcext:value-type="string">
            <text:p>moule/plugins/* — паддинг перед CBC-шифрованием (pad lambda) </text:p>
            <text:p>ShiroScan</text:p>
          </table:table-cell>
          <table:table-cell table:style-name="ce4" office:value-type="string" calcext:value-type="string">
            <text:p>pad = lambda s: s + ( (BS - len(s) % BS) * chr(BS - len(s) % BS)).encode()</text:p>
          </table:table-cell>
          <table:table-cell table:style-name="ce4" office:value-type="string" calcext:value-type="string">
            <text:p>Некорректное/хрупкое формирование PKCS#7-паддинга: используется chr(...) и .encode() — это подвержено ошибкам в Python3 (возможные кодировки/многобайтовые символы) и неявному преобразованию типов. Может привести к неверной расшифровке/исключениям.</text:p>
          </table:table-cell>
          <table:table-cell table:style-name="ce5" office:value-type="string" calcext:value-type="string">
            <text:p>CWE-704 (Incorrect Type Conversion or Cast) / Эвристика AI (Logic Flaw)</text:p>
          </table:table-cell>
          <table:table-cell table:style-name="ce4" office:value-type="string" calcext:value-type="string">
            <text:p>Реализовать PKCS#7 корректно через байтовый тип: pad_len = BS - (len(s) % BS); s + bytes([pad_len]) * pad_len. Добавить юнит-тесты для проверки совместимости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/>
          <table:table-cell table:style-name="ce4" office:value-type="string" calcext:value-type="string">
            <text:p>moule/plugins/* — использование Crypto.Cipher (импорт Crypto) </text:p>
            <text:p>ShiroScan</text:p>
          </table:table-cell>
          <table:table-cell table:style-name="ce4" office:value-type="string" calcext:value-type="string">
            <text:p>from Crypto.Cipher import AES</text:p>
          </table:table-cell>
          <table:table-cell table:style-name="ce4" office:value-type="string" calcext:value-type="string">
            <text:p>Неочевидно, какая библиотека используется: старый PyCrypto устарел и содержит уязвимости; неправильное/устаревшее крипто-API приведёт к рискам. Кроме того — отсутствует проверка длины/валидности ключа (base64.b64decode(resKey)).</text:p>
          </table:table-cell>
          <table:table-cell table:style-name="ce5" office:value-type="string" calcext:value-type="string">
            <text:p>CWE-327 (Use of Broken or Risky Cryptographic Algorithm / библиотека)</text:p>
          </table:table-cell>
          <table:table-cell table:style-name="ce4" office:value-type="string" calcext:value-type="string">
            <text:p>Явно использовать современную поддерживаемую библиотеку (PyCryptodome) и проверять, что ключ имеет допустимую длину (16/24/32 байта). Добавить явное try/except при декодировании ключа и информативное логирование при неправильном ключе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table:style-name="ce4" office:value-type="string" calcext:value-type="string">
            <text:p>moule/plugins/* — verify=False и requests.packages.urllib3.disable_warnings() </text:p>
            <text:p>ShiroScan</text:p>
          </table:table-cell>
          <table:table-cell table:style-name="ce4" office:value-type="string" calcext:value-type="string">
            <text:p>requests.packages.urllib3.disable_warnings(); requests.post(..., verify=False)</text:p>
          </table:table-cell>
          <table:table-cell table:style-name="ce4" office:value-type="string" calcext:value-type="string">
            <text:p>Отключение проверок SSL/TLS и подавление предупреждений делает все HTTPS-запросы уязвимыми к MITM-атакам и делает инструмент небезопасным при подключении к недоверенным хостам.</text:p>
          </table:table-cell>
          <table:table-cell table:style-name="ce5" office:value-type="string" calcext:value-type="string">
            <text:p>CWE-295 (Improper Certificate Validation)</text:p>
          </table:table-cell>
          <table:table-cell table:style-name="ce4" office:value-type="string" calcext:value-type="string">
            <text:p>Установить verify=True по умолчанию. Если требуется подключаться к самоподписанным CA — предоставить опцию явно и документировать/журналировать её использование. Не подавлять предупреждения глобально.</text:p>
          </table:table-cell>
          <table:table-cell office:value-type="string" calcext:value-type="string">
            <text:p>ОН</text:p>
          </table:table-cell>
        </table:table-row>
        <table:table-row table:style-name="ro16">
          <table:table-cell/>
          <table:table-cell table:style-name="ce4" office:value-type="string" calcext:value-type="string">
            <text:p>moule/plugins/JRMPClient.py — использование внешних DNS-сервисов и генерация URL </text:p>
            <text:p>ShiroScan</text:p>
          </table:table-cell>
          <table:table-cell table:style-name="ce4" office:value-type="string" calcext:value-type="string">
            <text:p>checkUrl = "jrmp.{}".format(dnslog) ... subprocess.Popen(['java', '-jar', fp, 'JRMPClient', checkUrl])</text:p>
          </table:table-cell>
          <table:table-cell table:style-name="ce4" office:value-type="string" calcext:value-type="string">
            <text:p>Формирование URL и передача в стороннюю утилиту без валидации может привести к неожиданным аргументам/инъекциям в Java-утилите; также утечка информации на сторонние сервисы (dnslog.cn).</text:p>
          </table:table-cell>
          <table:table-cell table:style-name="ce5" office:value-type="string" calcext:value-type="string">
            <text:p>Эвристика AI (Information Leakage / Command Injection surface)</text:p>
          </table:table-cell>
          <table:table-cell table:style-name="ce4" office:value-type="string" calcext:value-type="string">
            <text:p>Проверять и фильтровать dnslog (ожидаемый формат домена), использовать белый список/регэксп для допустимых доменов. Логировать внешние запросы и предоставить пользователю явное согласие на отправку данных на сторонние сервисы.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table:style-name="ce4" office:value-type="string" calcext:value-type="string">
            <text:p>moule/main.py — checkExistShiro() и findTargetKey() запросы на произвольный url </text:p>
            <text:p>ShiroScan</text:p>
          </table:table-cell>
          <table:table-cell table:style-name="ce4" office:value-type="string" calcext:value-type="string">
            <text:p>res = requests.post(url,allow_redirects=False,headers=header,verify=False,timeout=30)</text:p>
          </table:table-cell>
          <table:table-cell table:style-name="ce4" office:value-type="string" calcext:value-type="string">
            <text:p>Если код интегрируется в более крупную систему с привилегиями, запросы на произвольные URL (включая внутренние сети) могут привести к SSRF/сканированию внутренних сервисов. В коде есть только фильтр по gov.cn/edu.cn — недостаточно.</text:p>
          </table:table-cell>
          <table:table-cell table:style-name="ce5" office:value-type="string" calcext:value-type="string">
            <text:p>CWE-918 (Server-Side Request Forgery) / Эвристика AI</text:p>
          </table:table-cell>
          <table:table-cell table:style-name="ce4" office:value-type="string" calcext:value-type="string">
            <text:p>Ограничить целевые URL (белый список), проверять схему и хост, избегать запросов к внутренним диапазонам IP (10/172.16/192.168/169.254/127). Если инструмент предназначен для pen-test — документировать и запрашивать разрешение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table:style-name="ce4" office:value-type="string" calcext:value-type="string">
            <text:p>moule/plugins/* — формирование/манипуляция Base64-пayload и дописывание "=" </text:p>
            <text:p>ShiroScan</text:p>
          </table:table-cell>
          <table:table-cell table:style-name="ce4" office:value-type="string" calcext:value-type="string">
            <text:p>cookies={'rememberMe': payloadCBC.decode()+"="}</text:p>
          </table:table-cell>
          <table:table-cell table:style-name="ce4" office:value-type="string" calcext:value-type="string">
            <text:p>Ручная операция с = указывает на некорректную работу с base64: добавление = может испортить корректность кодированного блока; это уязвимо к логическим ошибкам и несовместимости.</text:p>
          </table:table-cell>
          <table:table-cell table:style-name="ce5" office:value-type="string" calcext:value-type="string">
            <text:p>Эвристика AI / Logic Flaw</text:p>
          </table:table-cell>
          <table:table-cell table:style-name="ce4" office:value-type="string" calcext:value-type="string">
            <text:p>Убирать ad-hoc манипуляции: использовать payload = base64.b64encode(...).decode() без ручной добавки, или применять base64.urlsafe_b64encode если нужен urlsafe формат. Добавить проверку корректности base64 (декодируем при тестах)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table:style-name="ce4" office:value-type="string" calcext:value-type="string">
            <text:p>moule/plugins/* — повторяющийся код (копипаста в плагинах) </text:p>
            <text:p>ShiroScan</text:p>
          </table:table-cell>
          <table:table-cell table:style-name="ce4" office:value-type="string" calcext:value-type="string">
            <text:p>(повторяется: AES.Encode, cbc/gcm, Popen, requests.post)</text:p>
          </table:table-cell>
          <table:table-cell table:style-name="ce4" office:value-type="string" calcext:value-type="string">
            <text:p>Много дублированного кода — сложнее поддерживать, повышает вероятность ошибок/несогласованности (например, исправлено в одном месте — забыто в другом).</text:p>
          </table:table-cell>
          <table:table-cell table:style-name="ce5" office:value-type="string" calcext:value-type="string">
            <text:p>Эвристика AI (Maintainability / Risk)</text:p>
          </table:table-cell>
          <table:table-cell table:style-name="ce4" office:value-type="string" calcext:value-type="string">
            <text:p>Факторизовать общие части: вынести общие функции (создание payload, запуск ysoserial, отправка запросов) в базовый класс/утилиты. Это уменьшит площадь ошибок и упростит аудит.</text:p>
          </table:table-cell>
          <table:table-cell office:value-type="string" calcext:value-type="string">
            <text:p>ЛС</text:p>
          </table:table-cell>
        </table:table-row>
        <table:table-row table:style-name="ro17">
          <table:table-cell/>
          <table:table-cell table:style-name="ce4" office:value-type="string" calcext:value-type="string">
            <text:p>moule/plugins/* — отсутствие контроля/закрытия процессов и таймаутов Popen</text:p>
          </table:table-cell>
          <table:table-cell table:style-name="ce4" office:value-type="string" calcext:value-type="string">
            <text:p>popen = subprocess.Popen(..., stdout=subprocess.PIPE) (без .wait()/.communicate()/timeout) </text:p>
            <text:p>ShiroScan</text:p>
          </table:table-cell>
          <table:table-cell table:style-name="ce4" office:value-type="string" calcext:value-type="string">
            <text:p>Процессы могут остаться висеть, ресурсы (дескрипторы) — утечь; отсутствие явного таймаута увеличивает риск зависания и DoS.</text:p>
          </table:table-cell>
          <table:table-cell table:style-name="ce5" office:value-type="string" calcext:value-type="string">
            <text:p>Эвристика AI (Resource Leak / DoS)</text:p>
          </table:table-cell>
          <table:table-cell table:style-name="ce4" office:value-type="string" calcext:value-type="string">
            <text:p>Использовать subprocess.run([...], stdout=subprocess.PIPE, stderr=subprocess.PIPE, timeout=...) или явно вызывать communicate() с таймаутом, обрабатывать TimeoutExpired и делать proc.kill()/proc.terminate() при необходимости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main.py: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main.py: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BeanShell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BeanShell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BeanShell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lojure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lojure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lojure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Beanutils1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10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2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3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4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5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6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7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9.py: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2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3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CommonsCollectionsK4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Groovy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Groovy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Groovy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2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Hibernate2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RMPClient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RMPClient.py: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RMPClient.py: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SON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SON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SON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7u2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7u2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7u2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8u20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8u20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Jdk8u20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2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ozillaRhino2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yfaces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yfaces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Myfaces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ROME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ROME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ROME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2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2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2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3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3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Spring3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URLDNS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URLDNS.py: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URLDNS.py: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he pyCrypto library and its module AES are no longer actively maintained and have been deprecated. Consider using pyca/cryptography librar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Vaadin1.py: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3-import-pycryp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Vaadin1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2"/>
          <table:table-cell office:value-type="string" calcext:value-type="string">
            <text:p>97 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sv3nbeast_ShiroScan/moule/plugins/Vaadin1.py: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  <table:table-cell/>
        </table:table-row>
        <table:table-row table:style-name="ro18">
          <table:table-cell/>
          <table:table-cell table:style-name="ce2" office:value-type="string" calcext:value-type="string">
            <text:p>moule/main.py:47</text:p>
          </table:table-cell>
          <table:table-cell table:style-name="ce2" office:value-type="string" calcext:value-type="string">
            <text:p>requests.post(url, headers=header, verify=False, timeout=30)</text:p>
          </table:table-cell>
          <table:table-cell table:style-name="ce2" office:value-type="string" calcext:value-type="string">
            <text:p>Отключение проверки SSL-сертификатов, что делает приложение уязвимым к атакам "Man-in-the-Middle" (MITM).</text:p>
          </table:table-cell>
          <table:table-cell table:style-name="ce3" office:value-type="string" calcext:value-type="string">
            <text:p>CWE-295: Improper Certificate Validation</text:p>
          </table:table-cell>
          <table:table-cell table:style-name="ce2" office:value-type="string" calcext:value-type="string">
            <text:p>Всегда включайте проверку сертификатов (verify=True). Для тестовых сред используйте параметр verify='/path/to/custom/cert' с доверенными корневыми сертификатами.</text:p>
          </table:table-cell>
          <table:table-cell office:value-type="string" calcext:value-type="string">
            <text:p>ОН</text:p>
          </table:table-cell>
        </table:table-row>
        <table:table-row table:style-name="ro8">
          <table:table-cell/>
          <table:table-cell table:style-name="ce2" office:value-type="string" calcext:value-type="string">
            <text:p>moule/plugins/*/py (все файлы): Методы sendPayload</text:p>
          </table:table-cell>
          <table:table-cell table:style-name="ce2" office:value-type="string" calcext:value-type="string">
            <text:p>subprocess.Popen(['java', '-jar', fp, '...', command], stdout=subprocess.PIPE)</text:p>
          </table:table-cell>
          <table:table-cell table:style-name="ce2" office:value-type="string" calcext:value-type="string">
            <text:p>Потенциальная OS Command Injection при использовании данных, контролируемых пользователем, в аргументах командной строки без санитизации.</text:p>
          </table:table-cell>
          <table:table-cell table:style-name="ce3" office:value-type="string" calcext:value-type="string">
            <text:p>CWE-78: OS Command Injection</text:p>
          </table:table-cell>
          <table:table-cell table:style-name="ce2" office:value-type="string" calcext:value-type="string">
            <text:p>Используйте shlex.quote(command) для экранирования аргументов или перейдите на безопасные альтернативы (например, передачу команд через stdin)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table:style-name="ce2" office:value-type="string" calcext:value-type="string">
            <text:p>moule/plugins/BeanShell1.py (и аналогичные): Методы gcm_encode, cbc_encode</text:p>
          </table:table-cell>
          <table:table-cell table:style-name="ce2" office:value-type="string" calcext:value-type="string">
            <text:p>iv = uuid.uuid4().bytes</text:p>
          </table:table-cell>
          <table:table-cell table:style-name="ce2" office:value-type="string" calcext:value-type="string">
            <text:p>Использование uuid.uuid4() для генерации криптографических векторов инициализации (IV), что является небезопасным, так как UUID не гарантирует криптостойкость.</text:p>
          </table:table-cell>
          <table:table-cell table:style-name="ce3" office:value-type="string" calcext:value-type="string">
            <text:p>CWE-327: Use of a Broken or Risky Cryptographic Algorithm</text:p>
          </table:table-cell>
          <table:table-cell table:style-name="ce2" office:value-type="string" calcext:value-type="string">
            <text:p>Замените на os.urandom(16) для генерации IV, так как этот метод использует CSPRNG (Cryptographically Secure Pseudorandom Number Generator).</text:p>
          </table:table-cell>
          <table:table-cell office:value-type="string" calcext:value-type="string">
            <text:p>УО</text:p>
          </table:table-cell>
        </table:table-row>
        <table:table-row table:style-name="ro19">
          <table:table-cell/>
          <table:table-cell table:style-name="ce2" office:value-type="string" calcext:value-type="string">
            <text:p>moule/main.py:102</text:p>
          </table:table-cell>
          <table:table-cell table:style-name="ce2" office:value-type="string" calcext:value-type="string">
            <text:p>base64.b64encode(str(command).encode(encoding='utf-8'))</text:p>
          </table:table-cell>
          <table:table-cell table:style-name="ce2" office:value-type="string" calcext:value-type="string">
            <text:p>Отсутствие санитизации команды перед кодированием в base64, что может привести к выполнению произвольных команд при декодировании.</text:p>
          </table:table-cell>
          <table:table-cell table:style-name="ce3" office:value-type="string" calcext:value-type="string">
            <text:p>CWE-78 + Эвристика AI</text:p>
          </table:table-cell>
          <table:table-cell table:style-name="ce2" office:value-type="string" calcext:value-type="string">
            <text:p>Перед обработкой команды применяйте белый список разрешенных символов или используйте параметризованные команды вместо динамической генерации.</text:p>
          </table:table-cell>
          <table:table-cell office:value-type="string" calcext:value-type="string">
            <text:p>УО</text:p>
          </table:table-cell>
        </table:table-row>
        <table:table-row table:style-name="ro18">
          <table:table-cell/>
          <table:table-cell table:style-name="ce2" office:value-type="string" calcext:value-type="string">
            <text:p>shiro_rce.py:24</text:p>
          </table:table-cell>
          <table:table-cell table:style-name="ce2" office:value-type="string" calcext:value-type="string">
            <text:p>url = sys.argv[1]; command = sys.argv[2]</text:p>
          </table:table-cell>
          <table:table-cell table:style-name="ce2" office:value-type="string" calcext:value-type="string">
            <text:p>Передача внешних данных без валидации, что может привести к инъекциям при их использовании в других частях кода.</text:p>
          </table:table-cell>
          <table:table-cell table:style-name="ce3" office:value-type="string" calcext:value-type="string">
            <text:p>CWE-20: Improper Input Validation</text:p>
          </table:table-cell>
          <table:table-cell table:style-name="ce2" office:value-type="string" calcext:value-type="string">
            <text:p>Реализуйте строгую проверку URL через регулярные выражения, а для команд — используйте shlex.split и фильтрацию опасных символов.</text:p>
          </table:table-cell>
          <table:table-cell office:value-type="string" calcext:value-type="string">
            <text:p>УО</text:p>
          </table:table-cell>
        </table:table-row>
        <table:table-row table:style-name="ro20">
          <table:table-cell/>
          <table:table-cell table:style-name="ce2" office:value-type="string" calcext:value-type="string">
            <text:p>moule/plugins/URLDNS.py:42</text:p>
          </table:table-cell>
          <table:table-cell table:style-name="ce2" office:value-type="string" calcext:value-type="string">
            <text:p>res = requests.get(url, headers=headerSessid, timeout=10)</text:p>
          </table:table-cell>
          <table:table-cell table:style-name="ce2" office:value-type="string" calcext:value-type="string">
            <text:p>Передача PHPSESSID без шифрования и валидации, что упрощает атаки на перехват сессии.</text:p>
          </table:table-cell>
          <table:table-cell table:style-name="ce3" office:value-type="string" calcext:value-type="string">
            <text:p>CWE-384: Session Fixation</text:p>
          </table:table-cell>
          <table:table-cell table:style-name="ce2" office:value-type="string" calcext:value-type="string">
            <text:p>Храните сессионные токены в защищенных хранилищах (например, в переменных окружения) и используйте HTTPS для всех запросов к dnslog.cn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table:style-name="ce2" office:value-type="string" calcext:value-type="string">
            <text:p>moule/main.py:39</text:p>
          </table:table-cell>
          <table:table-cell table:style-name="ce2" office:value-type="string" calcext:value-type="string">
            <text:p>if "gov.cn " in url or "edu.cn " in url:</text:p>
          </table:table-cell>
          <table:table-cell table:style-name="ce2" office:value-type="string" calcext:value-type="string">
            <text:p>Некорректная проверка доменов (лишние пробелы в строке), что позволяет обойти защиту через изменение регистра или добавление поддоменов.</text:p>
          </table:table-cell>
          <table:table-cell table:style-name="ce3" office:value-type="string" calcext:value-type="string">
            <text:p>Logic Flaw (Эвристика AI)</text:p>
          </table:table-cell>
          <table:table-cell table:style-name="ce2" office:value-type="string" calcext:value-type="string">
            <text:p>Используйте нормализацию URL (.lower()) и регулярные выражения для точной проверки доменов: `re.search(r'.(gov</text:p>
          </table:table-cell>
          <table:table-cell office:value-type="string" calcext:value-type="string">
            <text:p>УО</text:p>
          </table:table-cell>
        </table:table-row>
        <table:table-row table:style-name="ro21">
          <table:table-cell/>
          <table:table-cell table:style-name="ce2" office:value-type="string" calcext:value-type="string">
            <text:p>moule/plugins/*/py (все файлы): Отправка payload</text:p>
          </table:table-cell>
          <table:table-cell table:style-name="ce2" office:value-type="string" calcext:value-type="string">
            <text:p>cookies={'rememberMe': payloadCBC.decode() + "= "}</text:p>
          </table:table-cell>
          <table:table-cell table:style-name="ce2" office:value-type="string" calcext:value-type="string">
            <text:p>Лишний пробел в значении куки (= вместо =), что нарушает стандарт base64 и может привести к отказу в обслуживании (DoS) на целевом сервере.</text:p>
          </table:table-cell>
          <table:table-cell table:style-name="ce3" office:value-type="string" calcext:value-type="string">
            <text:p>Эвристика AI (Resource Leak)</text:p>
          </table:table-cell>
          <table:table-cell table:style-name="ce2" office:value-type="string" calcext:value-type="string">
            <text:p>Уберите пробел: payloadCBC.decode() + "=". Добавьте unit-тесты для проверки корректности формирования заголовков.</text:p>
          </table:table-cell>
          <table:table-cell office:value-type="string" calcext:value-type="string">
            <text:p>ЛС</text:p>
          </table:table-cell>
        </table:table-row>
        <table:table-row table:style-name="ro19">
          <table:table-cell/>
          <table:table-cell table:style-name="ce2" office:value-type="string" calcext:value-type="string">
            <text:p>moule/main.py:16</text:p>
          </table:table-cell>
          <table:table-cell table:style-name="ce2" office:value-type="string" calcext:value-type="string">
            <text:p>requests.packages.urllib3.disable_warnings()</text:p>
          </table:table-cell>
          <table:table-cell table:style-name="ce2" office:value-type="string" calcext:value-type="string">
            <text:p>Глобальное отключение предупреждений urllib3, что маскирует критические ошибки SSL/TLS и затрудняет диагностику проблем.</text:p>
          </table:table-cell>
          <table:table-cell table:style-name="ce3" office:value-type="string" calcext:value-type="string">
            <text:p>Bad Practice (Эвристика AI)</text:p>
          </table:table-cell>
          <table:table-cell table:style-name="ce2" office:value-type="string" calcext:value-type="string">
            <text:p>Не отключайте предупреждения глобально. Для конкретных запросов используйте контекстные менеджеры: &lt;br&gt; with warnings.catch_warnings():&lt;br&gt; warnings.simplefilter("ignore")&lt;br&gt; requests.post(...)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3:40:43.455319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37:40.480949500</meta:creation-date>
    <dc:date>2025-12-01T03:15:21.216989900</dc:date>
    <meta:editing-duration>PT9M14S</meta:editing-duration>
    <meta:editing-cycles>4</meta:editing-cycles>
    <meta:generator>LibreOffice/25.2.6.2$Windows_X86_64 LibreOffice_project/729c5bfe710f5eb71ed3bbde9e06a6065e9c6c5d</meta:generator>
    <meta:document-statistic meta:table-count="3" meta:cell-count="2271" meta:object-count="0"/>
  </office:meta>
</office:document-meta>
</file>